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785ac" officeooo:paragraph-rsid="001785ac"/>
    </style:style>
    <style:style style:name="P2" style:family="paragraph" style:parent-style-name="Standard" style:list-style-name="L1">
      <style:text-properties style:text-underline-style="none" officeooo:rsid="0019dfe0" officeooo:paragraph-rsid="0019dfe0"/>
    </style:style>
    <style:style style:name="P3" style:family="paragraph" style:parent-style-name="Standard" style:list-style-name="L2">
      <style:text-properties officeooo:paragraph-rsid="0019dfe0"/>
    </style:style>
    <style:style style:name="P4" style:family="paragraph" style:parent-style-name="Standard" style:list-style-name="L2">
      <style:text-properties officeooo:rsid="001785ac" officeooo:paragraph-rsid="001785ac"/>
    </style:style>
    <style:style style:name="P5" style:family="paragraph" style:parent-style-name="Standard" style:list-style-name="L2">
      <style:text-properties officeooo:rsid="0019dfe0" officeooo:paragraph-rsid="0019dfe0"/>
    </style:style>
    <style:style style:name="P6" style:family="paragraph" style:parent-style-name="Standard" style:list-style-name="L2">
      <style:text-properties officeooo:rsid="001b984d" officeooo:paragraph-rsid="001b984d"/>
    </style:style>
    <style:style style:name="P7" style:family="paragraph" style:parent-style-name="Standard" style:list-style-name="L2">
      <style:text-properties officeooo:rsid="001d6a11" officeooo:paragraph-rsid="001d6a11"/>
    </style:style>
    <style:style style:name="P8" style:family="paragraph" style:parent-style-name="Standard" style:list-style-name="L2">
      <style:text-properties officeooo:rsid="001ea2c1" officeooo:paragraph-rsid="001ea2c1"/>
    </style:style>
    <style:style style:name="P9" style:family="paragraph" style:parent-style-name="Standard" style:list-style-name="L2">
      <style:text-properties officeooo:rsid="001fccc6" officeooo:paragraph-rsid="001fccc6"/>
    </style:style>
    <style:style style:name="P10" style:family="paragraph" style:parent-style-name="Standard" style:list-style-name="L2">
      <style:text-properties officeooo:rsid="001fccc6" officeooo:paragraph-rsid="0021ae59"/>
    </style:style>
    <style:style style:name="P11" style:family="paragraph" style:parent-style-name="Standard" style:list-style-name="L2">
      <style:text-properties officeooo:rsid="0021ae59" officeooo:paragraph-rsid="0021ae59"/>
    </style:style>
    <style:style style:name="T1" style:family="text">
      <style:text-properties officeooo:rsid="001785ac"/>
    </style:style>
    <style:style style:name="T2" style:family="text">
      <style:text-properties style:text-underline-style="none" officeooo:rsid="001785ac" fo:background-color="#b2ff59" loext:char-shading-value="0"/>
    </style:style>
    <style:style style:name="T3" style:family="text">
      <style:text-properties style:text-underline-style="none" officeooo:rsid="001785ac"/>
    </style:style>
    <style:style style:name="T4" style:family="text">
      <style:text-properties style:text-underline-style="none" officeooo:rsid="00190b51"/>
    </style:style>
    <style:style style:name="T5" style:family="text">
      <style:text-properties style:text-underline-style="none" officeooo:rsid="0019dfe0"/>
    </style:style>
    <style:style style:name="T6" style:family="text">
      <style:text-properties officeooo:rsid="001785ac" fo:background-color="#b2ff59" loext:char-shading-value="0"/>
    </style:style>
    <style:style style:name="T7" style:family="text">
      <style:text-properties officeooo:rsid="00190b51"/>
    </style:style>
    <style:style style:name="T8" style:family="text">
      <style:text-properties officeooo:rsid="0019dfe0"/>
    </style:style>
    <style:style style:name="T9" style:family="text">
      <style:text-properties officeooo:rsid="001b984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ferencias entre python y java<text:span text:style-name="T5"> (1º pytohn, 2º java)</text:span></text:p>
      <text:list text:style-name="L1">
        <text:list-item>
          <text:p text:style-name="P2">Sin puntos y coma -&gt; con puntos y coma al final</text:p>
        </text:list-item>
      </text:list>
      <text:list xml:id="list1071237557" text:style-name="L2">
        <text:list-item>
          <text:p text:style-name="P4">Sacar mensaje: </text:p>
          <text:list>
            <text:list-item>
              <text:p text:style-name="P3"><text:span text:style-name="T1">print(</text:span><text:span text:style-name="T7">"Texto"</text:span><text:span text:style-name="T2">,</text:span><text:span text:style-name="T3"> </text:span><text:span text:style-name="T4">variable</text:span><text:span text:style-name="T1">)</text:span><text:span text:style-name="T8"> -&gt; te crea un espacio entre variables</text:span></text:p>
            </text:list-item>
            <text:list-item>
              <text:p text:style-name="P3"><text:span text:style-name="T1">System.out.print(</text:span><text:span text:style-name="T7">"Texto"</text:span><text:span text:style-name="T1"> </text:span><text:span text:style-name="T6">+</text:span><text:span text:style-name="T1"> </text:span><text:span text:style-name="T7">variable</text:span><text:span text:style-name="T1">)</text:span><text:span text:style-name="T8"> -&gt; no crea espacios</text:span></text:p>
            </text:list-item>
          </text:list>
        </text:list-item>
        <text:list-item>
          <text:p text:style-name="P5">Recibir información: variable = </text:p>
          <text:list>
            <text:list-item>
              <text:p text:style-name="P5">input()<text:span text:style-name="T9"> -&gt; int(input()) -&gt; float(input())</text:span></text:p>
            </text:list-item>
            <text:list-item>
              <text:p text:style-name="P5">Crear objeto scanner(System.in)</text:p>
              <text:list>
                <text:list-item>
                  <text:p text:style-name="P5">objeto.nextTipo() -&gt; Tipo = int / float...</text:p>
                </text:list-item>
              </text:list>
            </text:list-item>
          </text:list>
        </text:list-item>
        <text:list-item>
          <text:p text:style-name="P6">Convertir una variable en otro tipo: (no queda fijo, solo se utiliza en la misma linea)</text:p>
          <text:list>
            <text:list-item>
              <text:p text:style-name="P6">int(x) -&gt; float(x) ... <text:s text:c="7"/></text:p>
            </text:list-item>
            <text:list-item>
              <text:p text:style-name="P6">Integer.parseInt(x) </text:p>
            </text:list-item>
          </text:list>
        </text:list-item>
        <text:list-item>
          <text:p text:style-name="P7">x elevado a y </text:p>
          <text:list>
            <text:list-item>
              <text:p text:style-name="P7">x ** y</text:p>
            </text:list-item>
            <text:list-item>
              <text:p text:style-name="P7">Math.pow(x,y)</text:p>
            </text:list-item>
          </text:list>
        </text:list-item>
        <text:list-item>
          <text:p text:style-name="P8">if</text:p>
          <text:list>
            <text:list-item>
              <text:p text:style-name="P8">if condition:</text:p>
              <text:list>
                <text:list-item>
                  <text:p text:style-name="P8">statements</text:p>
                </text:list-item>
              </text:list>
            </text:list-item>
            <text:list-item>
              <text:p text:style-name="P8">if (condition){</text:p>
              <text:list>
                <text:list-item>
                  <text:p text:style-name="P8">statements</text:p>
                </text:list-item>
                <text:list-item>
                  <text:p text:style-name="P8">}</text:p>
                </text:list-item>
              </text:list>
            </text:list-item>
            <text:list-item>
              <text:p text:style-name="P9">declaracion de una variable con if:</text:p>
              <text:list>
                <text:list-item>
                  <text:p text:style-name="P9">var = “par” if variable % 2 else “impar”</text:p>
                </text:list-item>
                <text:list-item>
                  <text:p text:style-name="P10">var = (variable % 2) ? “par” : “impar”</text:p>
                </text:list-item>
              </text:list>
            </text:list-item>
          </text:list>
        </text:list-item>
        <text:list-item>
          <text:p text:style-name="P11">condicion and / &amp;&amp;</text:p>
          <text:list>
            <text:list-item>
              <text:p text:style-name="P11">condicion1 and condicion2</text:p>
            </text:list-item>
            <text:list-item>
              <text:p text:style-name="P11">(condicion1 &amp;&amp; condicion2)</text:p>
            </text:list-item>
          </text:list>
        </text:list-item>
        <text:list-item>
          <text:p text:style-name="P11">condicion or / ||</text:p>
          <text:list>
            <text:list-item>
              <text:p text:style-name="P11">condicion1 or condicion2</text:p>
            </text:list-item>
            <text:list-item>
              <text:p text:style-name="P11">condicion1 || condicion2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7T06:02:52.698000000</meta:creation-date>
    <dc:date>2023-09-23T11:33:29.412000000</dc:date>
    <meta:editing-duration>PT1H11M18S</meta:editing-duration>
    <meta:editing-cycles>8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30" meta:word-count="167" meta:character-count="875" meta:non-whitespace-character-count="755"/>
  </office:meta>
</office:document-meta>
</file>